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ab-stops/>
      </style:paragraph-properties>
    </style:style>
    <style:style style:name="P21" style:family="paragraph" style:parent-style-name="Standard">
      <style:paragraph-properties fo:margin-left="0.3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ab-stops/>
      </style:paragraph-properties>
    </style:style>
    <style:style style:name="P25" style:family="paragraph" style:parent-style-name="Heading_20_2">
      <style:paragraph-properties fo:margin-left="0in" fo:margin-right="0in" fo:text-indent="0in" style:auto-text-indent="false"/>
    </style:style>
    <style:style style:name="P26" style:family="paragraph" style:parent-style-name="Heading_20_2">
      <style:paragraph-properties fo:margin-left="0in" fo:margin-right="0in" fo:text-indent="0in" style:auto-text-indent="false">
        <style:tab-stops/>
      </style:paragraph-properties>
    </style:style>
    <style:style style:name="P27" style:family="paragraph" style:parent-style-name="Text_20_body">
      <style:paragraph-properties fo:margin-left="0in" fo:margin-right="0in" fo:text-indent="0in" style:auto-text-indent="false">
        <style:tab-stops/>
      </style:paragraph-properties>
    </style:style>
    <style:style style:name="P28" style:family="paragraph" style:parent-style-name="Heading_20_1">
      <style:paragraph-properties fo:margin-left="0in" fo:margin-right="0in" fo:text-indent="0in" style:auto-text-indent="false"/>
    </style:style>
    <style:style style:name="P29" style:family="paragraph" style:parent-style-name="Standard">
      <style:paragraph-properties fo:margin-left="0.4in" fo:margin-right="0in" fo:text-indent="0in" style:auto-text-indent="false"/>
    </style:style>
    <style:style style:name="P30" style:family="paragraph" style:parent-style-name="Standard">
      <style:paragraph-properties fo:margin-left="0.1917in" fo:margin-right="0in" fo:text-indent="0in" style:auto-text-indent="false"/>
    </style:style>
    <style:style style:name="P31" style:family="paragraph" style:parent-style-name="Standard">
      <style:paragraph-properties fo:margin-left="0.6083in" fo:margin-right="0in" fo:text-indent="-0.3165in" style:auto-text-indent="false">
        <style:tab-stops/>
      </style:paragraph-properties>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Preformatted_20_Text">
      <style:text-properties fo:color="#0000ff"/>
    </style:style>
    <style:style style:name="P36" style:family="paragraph" style:parent-style-name="Preformatted_20_Text">
      <style:text-properties fo:color="#000000"/>
    </style:style>
    <style:style style:name="P37" style:family="paragraph" style:parent-style-name="Preformatted_20_Text">
      <style:text-properties fo:color="#000000" fo:background-color="#dbdbdb"/>
    </style:style>
    <style:style style:name="P38" style:family="paragraph" style:parent-style-name="Preformatted_20_Text">
      <style:text-properties fo:color="#000000" fo:font-size="11pt" style:font-size-asian="11pt" style:font-size-complex="11pt"/>
    </style:style>
    <style:style style:name="P39" style:family="paragraph" style:parent-style-name="Preformatted_20_Text">
      <style:text-properties fo:color="#000000" fo:font-size="11pt" fo:background-color="#dbdbdb" style:font-size-asian="11pt" style:font-size-complex="11pt"/>
    </style:style>
    <style:style style:name="P40" style:family="paragraph" style:parent-style-name="Preformatted_20_Text">
      <style:text-properties fo:color="#000000" fo:font-weight="normal" style:font-weight-asian="normal" style:font-weight-complex="normal"/>
    </style:style>
    <style:style style:name="P41" style:family="paragraph" style:parent-style-name="Preformatted_20_Text">
      <style:text-properties fo:color="#000000" fo:font-weight="normal" fo:background-color="#dbdbdb" style:font-weight-asian="normal" style:font-weight-complex="normal"/>
    </style:style>
    <style:style style:name="P42" style:family="paragraph" style:parent-style-name="Preformatted_20_Text">
      <style:text-properties fo:color="#ff0000"/>
    </style:style>
    <style:style style:name="P43" style:family="paragraph" style:parent-style-name="Standard">
      <style:paragraph-properties fo:margin-left="0.4917in" fo:margin-right="0in" fo:text-indent="-0.1917in" style:auto-text-indent="false">
        <style:tab-stops/>
      </style:paragraph-properties>
    </style:style>
    <style:style style:name="P44" style:family="paragraph" style:parent-style-name="Preformatted_20_Text">
      <style:paragraph-properties fo:margin-top="0in" fo:margin-bottom="0.1965in"/>
    </style:style>
    <style:style style:name="P45" style:family="paragraph" style:parent-style-name="Preformatted_20_Text">
      <style:paragraph-properties fo:margin-top="0in" fo:margin-bottom="0.1965in"/>
      <style:text-properties fo:color="#000000"/>
    </style:style>
    <style:style style:name="P46" style:family="paragraph" style:parent-style-name="Preformatted_20_Text">
      <style:paragraph-properties fo:margin-top="0in" fo:margin-bottom="0.1965in"/>
      <style:text-properties fo:color="#000000" fo:font-weight="normal" style:font-weight-asian="normal" style:font-weight-complex="normal"/>
    </style:style>
    <style:style style:name="P47"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8" style:family="paragraph" style:parent-style-name="Preformatted_20_Text">
      <style:paragraph-properties fo:margin-top="0in" fo:margin-bottom="0.1965in"/>
      <style:text-properties fo:color="#0099ff" fo:font-weight="bold" fo:background-color="#dbdbdb"/>
    </style:style>
    <style:style style:name="P49"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0" style:family="paragraph" style:parent-style-name="Standard">
      <style:paragraph-properties fo:background-color="transparent">
        <style:background-image/>
      </style:paragraph-properties>
      <style:text-properties fo:color="#000000" fo:background-color="transparent"/>
    </style:style>
    <style:style style:name="P51" style:family="paragraph" style:parent-style-name="Heading_20_4">
      <style:text-properties fo:color="#000000"/>
    </style:style>
    <style:style style:name="P52" style:family="paragraph" style:parent-style-name="Standard">
      <style:paragraph-properties fo:margin-left="0.5165in" fo:margin-right="0in" fo:text-indent="-0.2083in" style:auto-text-indent="false">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4">
      <style:paragraph-properties>
        <style:tab-stops>
          <style:tab-stop style:position="6.3354in" style:type="right" style:leader-style="dotted" style:leader-text="."/>
        </style:tab-stops>
      </style:paragraph-properties>
    </style:style>
    <style:style style:name="P57" style:family="paragraph" style:parent-style-name="Standard">
      <style:paragraph-properties fo:margin-left="0.2917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681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 Preface<text:tab/>9</text:p>
          <text:p text:style-name="P54">1.1 Dedication<text:tab/>9</text:p>
          <text:p text:style-name="P54">1.2 Acknowledgments<text:tab/>9</text:p>
          <text:p text:style-name="P54">1.3 Support Email List<text:tab/>9</text:p>
          <text:p text:style-name="P53">2 Introduction<text:tab/>10</text:p>
          <text:p text:style-name="P54">2.1 What Is A Super Scientific Calculator?<text:tab/>10</text:p>
          <text:p text:style-name="P54">2.2 What Is MathRider?<text:tab/>11</text:p>
          <text:p text:style-name="P54">2.3 What Inspired The Creation Of Mathrider?<text:tab/>12</text:p>
          <text:p text:style-name="P53">3 Downloading And Installing MathRider<text:tab/>13</text:p>
          <text:p text:style-name="P54">3.1 Installing Sun's Java Implementation<text:tab/>13</text:p>
          <text:p text:style-name="P55">3.1.1 Installing Java On A Windows PC<text:tab/>13</text:p>
          <text:p text:style-name="P55">3.1.2 Installing Java On A Macintosh<text:tab/>13</text:p>
          <text:p text:style-name="P55">3.1.3 Installing Java On A Linux PC<text:tab/>13</text:p>
          <text:p text:style-name="P54">3.2 Downloading And Extracting<text:tab/>14</text:p>
          <text:p text:style-name="P55">3.2.1 Extracting The Archive File For Windows Users<text:tab/>14</text:p>
          <text:p text:style-name="P55">3.2.2 Extracting The Archive File For Unix Users<text:tab/>14</text:p>
          <text:p text:style-name="P54">3.3 MathRider's Directory Structure And Execution Instructions<text:tab/>15</text:p>
          <text:p text:style-name="P55">3.3.1 Executing MathRider On Windows Systems<text:tab/>15</text:p>
          <text:p text:style-name="P55">3.3.2 Executing MathRider On Unix Systems<text:tab/>15</text:p>
          <text:p text:style-name="P53">4 The Graphical User Interface<text:tab/>16</text:p>
          <text:p text:style-name="P54">4.1 Buffers And Text Areas<text:tab/>16</text:p>
          <text:p text:style-name="P54">4.2 The Gutter<text:tab/>16</text:p>
          <text:p text:style-name="P54">4.3 Menus<text:tab/>16</text:p>
          <text:p text:style-name="P55">4.3.1 File<text:tab/>16</text:p>
          <text:p text:style-name="P55">4.3.2 Edit<text:tab/>17</text:p>
          <text:p text:style-name="P55">4.3.3 Search<text:tab/>17</text:p>
          <text:p text:style-name="P55">4.3.4 Markers<text:tab/>17</text:p>
          <text:p text:style-name="P55">4.3.5 Folding<text:tab/>17</text:p>
          <text:p text:style-name="P55">4.3.6 View<text:tab/>18</text:p>
          <text:p text:style-name="P55">4.3.7 Utilities<text:tab/>18</text:p>
          <text:p text:style-name="P55">4.3.8 Macros<text:tab/>18</text:p>
          <text:p text:style-name="P55">4.3.9 Plugins<text:tab/>18</text:p>
          <text:p text:style-name="P55">4.3.10 Help<text:tab/>19</text:p>
          <text:p text:style-name="P54">4.4 The Toolbar<text:tab/>19</text:p>
          <text:p text:style-name="P53">5 MathRider's Plugin-Based Extension Mechanism<text:tab/>20</text:p>
          <text:p text:style-name="P54">5.1 What Is A Plugin?<text:tab/>20</text:p>
          <text:p text:style-name="P54">5.2 Which Plugins Are Currently Included When MathRider Is Installed?<text:tab/>20</text:p>
          <text:p text:style-name="P54"><text:soft-page-break/>5.3 What Kinds Of Plugins Are Possible?<text:tab/>20</text:p>
          <text:p text:style-name="P55">5.3.1 Plugins Based On Java Applets<text:tab/>21</text:p>
          <text:p text:style-name="P55">5.3.2 Plugins Based On Java Applications<text:tab/>21</text:p>
          <text:p text:style-name="P55">5.3.3 Plugins Which Talk To Native Applications<text:tab/>21</text:p>
          <text:p text:style-name="P53">6 Exploring The MathRider Application<text:tab/>22</text:p>
          <text:p text:style-name="P54">6.1 The Console<text:tab/>22</text:p>
          <text:p text:style-name="P54">6.2 Piper Program Files<text:tab/>22</text:p>
          <text:p text:style-name="P54">6.3 MathRider Worksheets<text:tab/>22</text:p>
          <text:p text:style-name="P54">6.4 Plugins<text:tab/>22</text:p>
          <text:p text:style-name="P53">7 Piper: A Computer Algebra System For Beginners<text:tab/>24</text:p>
          <text:p text:style-name="P54">7.1 Numeric Vs. Symbolic Computations<text:tab/>24</text:p>
          <text:p text:style-name="P55">7.1.1 Using The Piper Console As A Numeric (Scientific) Calculator<text:tab/>25</text:p>
          <text:p text:style-name="P56">7.1.1.1 Functions<text:tab/>26</text:p>
          <text:p text:style-name="P56">7.1.1.2 Accessing Previous Input And Results<text:tab/>26</text:p>
          <text:p text:style-name="P56">7.1.1.3 Syntax Errors<text:tab/>27</text:p>
          <text:p text:style-name="P55">7.1.2 Using The Piper Console As A Symbolic Calculator<text:tab/>27</text:p>
          <text:p text:style-name="P53">8 The Piper Documentation Plugin<text:tab/>30</text:p>
          <text:p text:style-name="P54">8.1 Function List<text:tab/>30</text:p>
          <text:p text:style-name="P54">8.2 Mini Web Browser Interface<text:tab/>30</text:p>
          <text:p text:style-name="P53">9 Using MathRider As A Programmer's Text Editor<text:tab/>31</text:p>
          <text:p text:style-name="P54">9.1 Creating, Opening, And Saving Text Files<text:tab/>31</text:p>
          <text:p text:style-name="P54">9.2 Editing Files<text:tab/>31</text:p>
          <text:p text:style-name="P55">9.2.1 Rectangular Selection Mode<text:tab/>31</text:p>
          <text:p text:style-name="P54">9.3 File Modes<text:tab/>32</text:p>
          <text:p text:style-name="P54">9.4 Entering And Executing Stand Alone Piper Programs<text:tab/>32</text:p>
          <text:p text:style-name="P53">10 MathRider Worksheet Files<text:tab/>33</text:p>
          <text:p text:style-name="P54">10.1 Code Folds<text:tab/>33</text:p>
          <text:p text:style-name="P54">10.2 Fold Properties<text:tab/>33</text:p>
          <text:p text:style-name="P54">10.3 Currently Implemented Fold Types And Properties<text:tab/>35</text:p>
          <text:p text:style-name="P55">10.3.1 %geogebra And %geogebra_xml.<text:tab/>35</text:p>
          <text:p text:style-name="P55">10.3.2 %hoteqn<text:tab/>38</text:p>
          <text:p text:style-name="P55">10.3.3 %piper<text:tab/>39</text:p>
          <text:p text:style-name="P56">10.3.3.1 Plotting Piper Functions With GeoGebra<text:tab/>40</text:p>
          <text:p text:style-name="P56">10.3.3.2 Displaying Piper Expressions In Traditional Form With HotEqn<text:tab/>41</text:p>
          <text:p text:style-name="P55">10.3.4 %output<text:tab/>41</text:p>
          <text:p text:style-name="P55">10.3.5 %error<text:tab/>41</text:p>
          <text:p text:style-name="P55">10.3.6 %html<text:tab/>41</text:p>
          <text:p text:style-name="P55">10.3.7 %beanshell<text:tab/>43</text:p>
          <text:p text:style-name="P53">11 Piper Programming Fundamentals (Note: all content below this line is still in development).<text:tab/>44</text:p>
          <text:p text:style-name="P54">11.1 Objects, Values, And Expressions<text:tab/>44</text:p>
          <text:p text:style-name="P54"><text:soft-page-break/>11.2 Operators<text:tab/>45</text:p>
          <text:p text:style-name="P54">11.3 Operator Precedence<text:tab/>46</text:p>
          <text:p text:style-name="P54">11.4 Changing The Order Of Operations In An Expression<text:tab/>47</text:p>
          <text:p text:style-name="P54">11.5 Variables<text:tab/>49</text:p>
          <text:p text:style-name="P54">11.6 Statements<text:tab/>50</text:p>
          <text:p text:style-name="P55">11.6.1 The print Statement<text:tab/>51</text:p>
          <text:p text:style-name="P54">11.7 Strings<text:tab/>53</text:p>
          <text:p text:style-name="P54">11.8 Comments<text:tab/>53</text:p>
          <text:p text:style-name="P54">11.9 Conditional Operators<text:tab/>54</text:p>
          <text:p text:style-name="P54">11.10 Making Decisions With The if Statement<text:tab/>57</text:p>
          <text:p text:style-name="P54">11.11 The and, or, And not Boolean Operators<text:tab/>60</text:p>
          <text:p text:style-name="P54">11.12 Looping With The while Statement<text:tab/>62</text:p>
          <text:p text:style-name="P54">11.13 Long-Running Loops, Infinite Loops, And Interrupting Execution<text:tab/>65</text:p>
          <text:p text:style-name="P54">11.14 Inserting And Deleting Worksheet Cells<text:tab/>66</text:p>
          <text:p text:style-name="P54">11.15 Introduction To More Advanced Object Types<text:tab/>66</text:p>
          <text:p text:style-name="P55">11.15.1 Rational Numbers<text:tab/>67</text:p>
          <text:p text:style-name="P55">11.15.2 Real Numbers<text:tab/>68</text:p>
          <text:p text:style-name="P55">11.15.3 Objects That Hold Sequences Of Other Objects: Lists And Tuples<text:tab/>68</text:p>
          <text:p text:style-name="P56">11.15.3.1 Tuple Packing And Unpacking<text:tab/>70</text:p>
          <text:p text:style-name="P54">11.16 Using while Loops With Lists And Tuples<text:tab/>71</text:p>
          <text:p text:style-name="P54">11.17 The in Operator<text:tab/>72</text:p>
          <text:p text:style-name="P54">11.18 Looping With The for Statement<text:tab/>73</text:p>
          <text:p text:style-name="P54">11.19 Functions<text:tab/>74</text:p>
          <text:p text:style-name="P54">11.20 Functions Are Defined Using the def Statement<text:tab/>74</text:p>
          <text:p text:style-name="P54">11.21 A Subset Of Functions Included In MathRider<text:tab/>75</text:p>
          <text:p text:style-name="P54">11.22 Obtaining Information On MathRider Functions<text:tab/>76</text:p>
          <text:p text:style-name="P54">11.23 Information Is Also Available On User-Entered Functions<text:tab/>77</text:p>
          <text:p text:style-name="P54">11.24 Examples Which Use Functions Included With MathRider<text:tab/>78</text:p>
          <text:p text:style-name="P54">11.25 Using srange() And zip() With The for Statement<text:tab/>80</text:p>
          <text:p text:style-name="P54">11.26 List Comprehensions<text:tab/>81</text:p>
          <text:p text:style-name="P53">12 Miscellaneous Topics<text:tab/>83</text:p>
          <text:p text:style-name="P54">12.1 Referencing The Result Of The Previous Operation<text:tab/>83</text:p>
          <text:p text:style-name="P54">12.2 Exceptions<text:tab/>83</text:p>
          <text:p text:style-name="P54">12.3 Obtaining Numeric Results<text:tab/>84</text:p>
          <text:p text:style-name="P54">12.4 Style Guide For Expressions<text:tab/>86</text:p>
          <text:p text:style-name="P54">12.5 Built-in Constants<text:tab/>86</text:p>
          <text:p text:style-name="P54">12.6 Roots<text:tab/>88</text:p>
          <text:p text:style-name="P54">12.7 Symbolic Variables<text:tab/>88</text:p>
          <text:p text:style-name="P54">12.8 Symbolic Expressions<text:tab/>90</text:p>
          <text:p text:style-name="P55">12.8.1 Expanding And Factoring<text:tab/>91</text:p>
          <text:p text:style-name="P55">12.8.2 Miscellaneous Symbolic Expression Examples<text:tab/>91</text:p>
          <text:p text:style-name="P55">12.8.3 Passing Values To Symbolic Expressions<text:tab/>92</text:p>
          <text:p text:style-name="P54"><text:soft-page-break/>12.9 Symbolic Equations and The solve() Function<text:tab/>92</text:p>
          <text:p text:style-name="P54">12.10 Symbolic Mathematical Functions<text:tab/>93</text:p>
          <text:p text:style-name="P54">12.11 Finding Roots Graphically And Numerically With The find_root() Method<text:tab/>95</text:p>
          <text:p text:style-name="P54">12.12 Displaying Mathematical Objects In Traditional Form<text:tab/>96</text:p>
          <text:p text:style-name="P54">12.13 LaTeX Is Used To Display Objects In Traditional Mathematics Form<text:tab/>97</text:p>
          <text:p text:style-name="P54">12.14 Sets<text:tab/>97</text:p>
          <text:p text:style-name="P53">13 2D Plotting<text:tab/>99</text:p>
          <text:p text:style-name="P54">13.1 The plot() And show() Functions<text:tab/>99</text:p>
          <text:p text:style-name="P55">13.1.1 Combining Plots And Changing The Plotting Color<text:tab/>100</text:p>
          <text:p text:style-name="P55">13.1.2 Combining Graphics With A Graphics Object<text:tab/>101</text:p>
          <text:p text:style-name="P54">13.2 Advanced Plotting With matplotlib<text:tab/>102</text:p>
          <text:p text:style-name="P55">13.2.1 Plotting Data From Lists With Grid Lines And Axes Labels<text:tab/>102</text:p>
          <text:p text:style-name="P55">13.2.2 Plotting With A Logarithmic Y Axis<text:tab/>103</text:p>
          <text:p text:style-name="P55">13.2.3 Two Plots With Labels Inside Of The Plot<text:tab/>104</text:p>
          <text:p text:style-name="P53">14 MathRider Usage Styles<text:tab/>106</text:p>
          <text:p text:style-name="P54">14.1 The Speed Usage Style<text:tab/>106</text:p>
          <text:p text:style-name="P54">14.2 The OpenOffice Presentation Usage Style<text:tab/>106</text:p>
          <text:p text:style-name="P53">15 High School Math Problems (most of the problems are still in development)<text:tab/>107</text:p>
          <text:p text:style-name="P54">15.1 Pre-Algebra<text:tab/>107</text:p>
          <text:p text:style-name="P55">15.1.1 Equations<text:tab/>107</text:p>
          <text:p text:style-name="P55">15.1.2 Expressions<text:tab/>107</text:p>
          <text:p text:style-name="P55">15.1.3 Geometry<text:tab/>107</text:p>
          <text:p text:style-name="P55">15.1.4 Inequalities<text:tab/>107</text:p>
          <text:p text:style-name="P55">15.1.5 Linear Functions<text:tab/>107</text:p>
          <text:p text:style-name="P55">15.1.6 Measurement<text:tab/>108</text:p>
          <text:p text:style-name="P55">15.1.7 Nonlinear Functions<text:tab/>108</text:p>
          <text:p text:style-name="P55">15.1.8 Number Sense And Operations<text:tab/>108</text:p>
          <text:p text:style-name="P56">15.1.8.1 Express an integer fraction in lowest terms<text:tab/>108</text:p>
          <text:p text:style-name="P55">15.1.9 Polynomial Functions<text:tab/>109</text:p>
          <text:p text:style-name="P54">15.2 Algebra<text:tab/>109</text:p>
          <text:p text:style-name="P55">15.2.1 Absolute Value Functions<text:tab/>110</text:p>
          <text:p text:style-name="P55">15.2.2 Complex Numbers<text:tab/>110</text:p>
          <text:p text:style-name="P55">15.2.3 Composite Functions<text:tab/>110</text:p>
          <text:p text:style-name="P55">15.2.4 Conics<text:tab/>110</text:p>
          <text:p text:style-name="P55">15.2.5 Data Analysis<text:tab/>110</text:p>
          <text:p text:style-name="P55">15.2.6 Discrete Mathematics <text:tab/>110</text:p>
          <text:p text:style-name="P55">15.2.7 Equations<text:tab/>111</text:p>
          <text:p text:style-name="P56">15.2.7.1 Express a symbolic fraction in lowest terms<text:tab/>111</text:p>
          <text:p text:style-name="P56">15.2.7.2 Determine the product of two symbolic fractions<text:tab/>113</text:p>
          <text:p text:style-name="P56">15.2.7.3 Solve a linear equation for x<text:tab/>114</text:p>
          <text:p text:style-name="P56">15.2.7.4 Solve a linear equation which has fractions<text:tab/>115</text:p>
          <text:p text:style-name="P55"><text:soft-page-break/>15.2.8 Exponential Functions<text:tab/>117</text:p>
          <text:p text:style-name="P55">15.2.9 Exponents<text:tab/>117</text:p>
          <text:p text:style-name="P55">15.2.10 Expressions<text:tab/>118</text:p>
          <text:p text:style-name="P55">15.2.11 Inequalities<text:tab/>118</text:p>
          <text:p text:style-name="P55">15.2.12 Inverse Functions<text:tab/>118</text:p>
          <text:p text:style-name="P55">15.2.13 Linear Equations And Functions<text:tab/>118</text:p>
          <text:p text:style-name="P55">15.2.14 Linear Programming<text:tab/>118</text:p>
          <text:p text:style-name="P55">15.2.15 Logarithmic Functions<text:tab/>118</text:p>
          <text:p text:style-name="P55">15.2.16 Logistic Functions<text:tab/>119</text:p>
          <text:p text:style-name="P55">15.2.17 Matrices<text:tab/>119</text:p>
          <text:p text:style-name="P55">15.2.18 Parametric Equations<text:tab/>119</text:p>
          <text:p text:style-name="P55">15.2.19 Piecewise Functions<text:tab/>119</text:p>
          <text:p text:style-name="P55">15.2.20 Polynomial Functions<text:tab/>119</text:p>
          <text:p text:style-name="P55">15.2.21 Power Functions<text:tab/>119</text:p>
          <text:p text:style-name="P55">15.2.22 Quadratic Functions<text:tab/>119</text:p>
          <text:p text:style-name="P55">15.2.23 Radical Functions<text:tab/>120</text:p>
          <text:p text:style-name="P55">15.2.24 Rational Functions<text:tab/>120</text:p>
          <text:p text:style-name="P55">15.2.25 Sequences<text:tab/>120</text:p>
          <text:p text:style-name="P55">15.2.26 Series<text:tab/>120</text:p>
          <text:p text:style-name="P55">15.2.27 Systems of Equations<text:tab/>120</text:p>
          <text:p text:style-name="P55">15.2.28 Transformations<text:tab/>120</text:p>
          <text:p text:style-name="P55">15.2.29 Trigonometric Functions<text:tab/>121</text:p>
          <text:p text:style-name="P54">15.3 Precalculus And Trigonometry<text:tab/>121</text:p>
          <text:p text:style-name="P55">15.3.1 Binomial Theorem<text:tab/>121</text:p>
          <text:p text:style-name="P55">15.3.2 Complex Numbers<text:tab/>121</text:p>
          <text:p text:style-name="P55">15.3.3 Composite Functions<text:tab/>121</text:p>
          <text:p text:style-name="P55">15.3.4 Conics<text:tab/>121</text:p>
          <text:p text:style-name="P55">15.3.5 Data Analysis<text:tab/>122</text:p>
          <text:p text:style-name="P55">15.3.6 Discrete Mathematics<text:tab/>122</text:p>
          <text:p text:style-name="P55">15.3.7 Equations<text:tab/>122</text:p>
          <text:p text:style-name="P55">15.3.8 Exponential Functions<text:tab/>122</text:p>
          <text:p text:style-name="P55">15.3.9 Inverse Functions<text:tab/>122</text:p>
          <text:p text:style-name="P55">15.3.10 Logarithmic Functions<text:tab/>122</text:p>
          <text:p text:style-name="P55">15.3.11 Logistic Functions<text:tab/>122</text:p>
          <text:p text:style-name="P55">15.3.12 Matrices And Matrix Algebra<text:tab/>123</text:p>
          <text:p text:style-name="P55">15.3.13 Mathematical Analysis<text:tab/>123</text:p>
          <text:p text:style-name="P55">15.3.14 Parametric Equations<text:tab/>123</text:p>
          <text:p text:style-name="P55">15.3.15 Piecewise Functions<text:tab/>123</text:p>
          <text:p text:style-name="P55">15.3.16 Polar Equations<text:tab/>123</text:p>
          <text:p text:style-name="P55">15.3.17 Polynomial Functions<text:tab/>123</text:p>
          <text:p text:style-name="P55">15.3.18 Power Functions<text:tab/>124</text:p>
          <text:p text:style-name="P55">15.3.19 Quadratic Functions<text:tab/>124</text:p>
          <text:p text:style-name="P55"><text:soft-page-break/>15.3.20 Radical Functions<text:tab/>124</text:p>
          <text:p text:style-name="P55">15.3.21 Rational Functions<text:tab/>124</text:p>
          <text:p text:style-name="P55">15.3.22 Real Numbers<text:tab/>124</text:p>
          <text:p text:style-name="P55">15.3.23 Sequences<text:tab/>124</text:p>
          <text:p text:style-name="P55">15.3.24 Series<text:tab/>124</text:p>
          <text:p text:style-name="P55">15.3.25 Sets<text:tab/>125</text:p>
          <text:p text:style-name="P55">15.3.26 Systems of Equations<text:tab/>125</text:p>
          <text:p text:style-name="P55">15.3.27 Transformations<text:tab/>125</text:p>
          <text:p text:style-name="P55">15.3.28 Trigonometric Functions<text:tab/>125</text:p>
          <text:p text:style-name="P55">15.3.29 Vectors<text:tab/>125</text:p>
          <text:p text:style-name="P54">15.4 Calculus<text:tab/>125</text:p>
          <text:p text:style-name="P55">15.4.1 Derivatives<text:tab/>126</text:p>
          <text:p text:style-name="P55">15.4.2 Integrals<text:tab/>126</text:p>
          <text:p text:style-name="P55">15.4.3 Limits<text:tab/>126</text:p>
          <text:p text:style-name="P55">15.4.4 Polynomial Approximations And Series<text:tab/>126</text:p>
          <text:p text:style-name="P54">15.5 Statistics<text:tab/>126</text:p>
          <text:p text:style-name="P55">15.5.1 Data Analysis<text:tab/>126</text:p>
          <text:p text:style-name="P55">15.5.2 Inferential Statistics<text:tab/>126</text:p>
          <text:p text:style-name="P55">15.5.3 Normal Distributions<text:tab/>127</text:p>
          <text:p text:style-name="P55">15.5.4 One Variable Analysis<text:tab/>127</text:p>
          <text:p text:style-name="P55">15.5.5 Probability And Simulation<text:tab/>127</text:p>
          <text:p text:style-name="P55">15.5.6 Two Variable Analysis<text:tab/>127</text:p>
          <text:p text:style-name="P53">16 High School Science Problems<text:tab/>128</text:p>
          <text:p text:style-name="P54">16.1 Physics<text:tab/>128</text:p>
          <text:p text:style-name="P55">16.1.1 Atomic Physics<text:tab/>128</text:p>
          <text:p text:style-name="P55">16.1.2 Circular Motion<text:tab/>128</text:p>
          <text:p text:style-name="P55">16.1.3 Dynamics<text:tab/>128</text:p>
          <text:p text:style-name="P55">16.1.4 Electricity And Magnetism<text:tab/>128</text:p>
          <text:p text:style-name="P55">16.1.5 Fluids<text:tab/>128</text:p>
          <text:p text:style-name="P55">16.1.6 Kinematics<text:tab/>129</text:p>
          <text:p text:style-name="P55">16.1.7 Light<text:tab/>129</text:p>
          <text:p text:style-name="P55">16.1.8 Optics<text:tab/>129</text:p>
          <text:p text:style-name="P55">16.1.9 Relativity<text:tab/>129</text:p>
          <text:p text:style-name="P55">16.1.10 Rotational Motion<text:tab/>129</text:p>
          <text:p text:style-name="P55">16.1.11 Sound<text:tab/>129</text:p>
          <text:p text:style-name="P55">16.1.12 Waves<text:tab/>130</text:p>
          <text:p text:style-name="P55">16.1.13 Thermodynamics<text:tab/>130</text:p>
          <text:p text:style-name="P55">16.1.14 Work<text:tab/>130</text:p>
          <text:p text:style-name="P55">16.1.15 Energy<text:tab/>130</text:p>
          <text:p text:style-name="P55">16.1.16 Momentum<text:tab/>130</text:p>
          <text:p text:style-name="P55">16.1.17 Boiling<text:tab/>130</text:p>
          <text:p text:style-name="P55">16.1.18 Buoyancy<text:tab/>130</text:p>
          <text:p text:style-name="P55"><text:soft-page-break/>16.1.19 Convection<text:tab/>131</text:p>
          <text:p text:style-name="P55">16.1.20 Density<text:tab/>131</text:p>
          <text:p text:style-name="P55">16.1.21 Diffusion<text:tab/>131</text:p>
          <text:p text:style-name="P55">16.1.22 Freezing<text:tab/>131</text:p>
          <text:p text:style-name="P55">16.1.23 Friction<text:tab/>131</text:p>
          <text:p text:style-name="P55">16.1.24 Heat Transfer<text:tab/>131</text:p>
          <text:p text:style-name="P55">16.1.25 Insulation<text:tab/>132</text:p>
          <text:p text:style-name="P55">16.1.26 Newton's Laws<text:tab/>132</text:p>
          <text:p text:style-name="P55">16.1.27 Pressure<text:tab/>132</text:p>
          <text:p text:style-name="P55">16.1.28 Pulleys<text:tab/>132</text:p>
          <text:p text:style-name="P53">17 Fundamentals Of Computation<text:tab/>133</text:p>
          <text:p text:style-name="P54">17.1 What Is A Computer?<text:tab/>133</text:p>
          <text:p text:style-name="P54">17.2 Contextual Meaning<text:tab/>134</text:p>
          <text:p text:style-name="P54">17.3 Variables<text:tab/>135</text:p>
          <text:p text:style-name="P54">17.4 Models<text:tab/>135</text:p>
          <text:p text:style-name="P54">17.5 Machine Language<text:tab/>136</text:p>
          <text:p text:style-name="P54">17.6 Compilers And Interpreters<text:tab/>141</text:p>
          <text:p text:style-name="P54">17.7 Algorithms<text:tab/>141</text:p>
          <text:p text:style-name="P54">17.8 Computation<text:tab/>143</text:p>
          <text:p text:style-name="P54">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19"><text:span text:style-name="T10">Matthew Moelter </text:span></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8"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4">Two of MathRider's main inspirations are Scott McNeally's concept of "No child held back":</text:p>
      <text:p text:style-name="P21"><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1) Math is a lot easier to pick up after you know how to program. In fact, if you're a halfway decent programmer, you'll find it's almost a snap.</text:p>
      <text:p text:style-name="P32">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3">java -version</text:p>
      <text:p text:style-name="Standard">Currently, the MathRider project has the following two options for people who need to install Sun's Java:</text:p>
      <text:p text:style-name="P52">1) Locate the Java documentation for your Linux distribution and carefully follow the instructions <text:soft-page-break/>provided for installing Sun's Java on your system. <text:s/></text:p>
      <text:p text:style-name="P52">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1"><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Windows systems, the archive has a <text:span text:style-name="T6">.zip</text:span> extension and the archives for Unix-based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30">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1"><text:span text:style-name="T6">doc</text:span> - Contains MathRider's documentation files.</text:p>
      <text:p text:style-name="P31"><text:span text:style-name="T6">examples</text:span> - Contains various example programs, some of which are pre-opened when MathRider is first executed.</text:p>
      <text:p text:style-name="P31"><text:span text:style-name="T6">jars</text:span> - Holds plugins, code libraries, and support scripts.</text:p>
      <text:p text:style-name="P31"><text:span text:style-name="T6">macros</text:span> - Contains various scripts that can be executed by the user.</text:p>
      <text:p text:style-name="P31"><text:span text:style-name="T6">modes</text:span> - Contains files which tell MathRider how to do syntax highlighting for various file types. <text:s/></text:p>
      <text:p text:style-name="P31"><text:span text:style-name="T6">settings</text:span> - Contains the application's main settings files.</text:p>
      <text:p text:style-name="P31"><text:span text:style-name="T6">startup</text:span> - Contains startup scripts that are executed each time MathRider launches.</text:p>
      <text:p text:style-name="P31"><text:span text:style-name="T6">jedit.jar</text:span> - Holds the core jEdit application which MathRider builds upon.</text:p>
      <text:p text:style-name="P31"><text:span text:style-name="T25">unix_run.sh</text:span> - The script used to execute MathRider on Unix systems.</text:p>
      <text:p text:style-name="P31"><text:span text:style-name="T9">win_run.bat</text:span> - The batch file used to execute MathRider on Windows systems.</text:p>
      <text:h text:style-name="Heading_20_3" text:outline-level="3">Executing MathRider On Windows Systems</text:h>
      <text:p text:style-name="P24">Open the <text:span text:style-name="T6">mathrider</text:span> folder and double click on the <text:span text:style-name="T9">win_run</text:span> file.</text:p>
      <text:h text:style-name="Heading_20_3" text:outline-level="3">Executing MathRider On Unix Systems</text:h>
      <text:p text:style-name="P24">Open a shell, change to the <text:span text:style-name="T6">mathrider</text:span> folder, and execute the <text:span text:style-name="T9">unix_run.sh</text:span> script by typing the following:</text:p>
      <text:p text:style-name="P20">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4">Most of MathRider's significant power and flexibility are derived from its plugin-based extension mechanism (which it inherits from its jEdit "heart").</text:p>
      <text:h text:style-name="P25" text:outline-level="2">Which Plugins Are Currently Included When MathRider Is Installed?</text:h>
      <text:p text:style-name="P24"><text:span text:style-name="T6">Code2HTML</text:span> - Converts a text area into HTML format (complete with syntax highlighting) so it can be published on the web. </text:p>
      <text:p text:style-name="P24"><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4"><text:span text:style-name="T6">Calculator</text:span> - An RPN (Reverse Polish Notation) calculator.</text:p>
      <text:p text:style-name="P24"><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4"><text:span text:style-name="T6">GeoGebra</text:span> - Interactive geometry software. <text:s/>MathRider also uses it as an interactive plotting package.</text:p>
      <text:p text:style-name="P24"><text:span text:style-name="T6">HotEqn</text:span> - Renders <text:a xlink:type="simple" xlink:href="#12.13.LaTeX Is Used To Display Objects In Traditional Mathematics Form|outline">LaTeX</text:a> code.</text:p>
      <text:p text:style-name="P24"><text:span text:style-name="T6">JSciCalc</text:span> - A standard scientific calculator.</text:p>
      <text:p text:style-name="P24"><text:span text:style-name="T6">Piper</text:span> - A computer algebra system that is suitable for beginners.</text:p>
      <text:p text:style-name="P24"><text:span text:style-name="T6">LaTeX Tools</text:span> - Tools to help automate LaTeX editing tasks.</text:p>
      <text:p text:style-name="P24"><text:span text:style-name="T6">Project Viewer</text:span> - Allows groups of files to be defined as projects.</text:p>
      <text:p text:style-name="P24"><text:span text:style-name="T6">QuickNotepad</text:span> - A persistent text area which notes can be entered into.</text:p>
      <text:p text:style-name="P24"><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4"><text:span text:style-name="T6">PiperDocs</text:span> - Documentation for Piper which can be navigated using a simple browser interface.</text:p>
      <text:h text:style-name="P26" text:outline-level="2">What Kinds Of Plugins Are Possible?</text:h>
      <text:p text:style-name="P27">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7">Almost any Java-based application can be made into a MathRider plugin.</text:p>
      <text:h text:style-name="Heading_20_3" text:outline-level="3">Plugins Which Talk To Native Applications</text:h>
      <text:p text:style-name="P27">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9">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9">Problem Solving Environments and Symbolic Computing: Richard J. Fateman: <text:a xlink:type="simple" xlink:href="http://www.cs.berkeley.edu/~fateman/papers/pse.pdf">http://www.cs.berkeley.edu/~fateman/papers/pse.pdf</text:a></text:p>
      <text:p text:style-name="P23"><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5">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5">Out&gt; 3</text:p>
      <text:p text:style-name="Preformatted_20_Text"/>
      <text:p text:style-name="Preformatted_20_Text">In&gt; 3*4</text:p>
      <text:p text:style-name="P35">Out&gt; 12</text:p>
      <text:p text:style-name="P35"/>
      <text:p text:style-name="P36">In&gt; 2^3</text:p>
      <text:p text:style-name="P35">Out&gt; 8</text:p>
      <text:p text:style-name="Preformatted_20_Text"/>
      <text:p text:style-name="Preformatted_20_Text">In&gt; 12/6</text:p>
      <text:p text:style-name="P35">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5">Out&gt; 1.7</text:p>
      <text:p text:style-name="Preformatted_20_Text"/>
      <text:p text:style-name="Preformatted_20_Text">In&gt; 3.7-2.6</text:p>
      <text:p text:style-name="P35">Out&gt; 1.1</text:p>
      <text:p text:style-name="Preformatted_20_Text"/>
      <text:p text:style-name="Preformatted_20_Text">In&gt; 2.2*3.9</text:p>
      <text:p text:style-name="P35">Out&gt; 8.58</text:p>
      <text:p text:style-name="P35"/>
      <text:p text:style-name="P36">In&gt; 2.2^3</text:p>
      <text:p text:style-name="P35">Out&gt; 10.648</text:p>
      <text:p text:style-name="Preformatted_20_Text"/>
      <text:p text:style-name="Preformatted_20_Text">In&gt; 9.5/3.2</text:p>
      <text:p text:style-name="P35">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5">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5">Out&gt; 40</text:p>
      <text:p text:style-name="Preformatted_20_Text"/>
      <text:p text:style-name="Preformatted_20_Text">In&gt; %</text:p>
      <text:p text:style-name="P35"><text:soft-page-break/>Out&gt; 40</text:p>
      <text:p text:style-name="P35"/>
      <text:p text:style-name="P36">In&gt; %*2</text:p>
      <text:p text:style-name="P35">Out&gt; 80</text:p>
      <text:p text:style-name="Preformatted_20_Text"><text:s/></text:p>
      <text:h text:style-name="P51"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6"/>
      <text:p text:style-name="P36">In&gt; 12 \ 6</text:p>
      <text:p text:style-name="P36"/>
      <text:p text:style-name="P42">Error parsing expression, near token \</text:p>
      <text:p text:style-name="P36"/>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2"><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5">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5">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5">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3"><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5">Out&gt; 5/6</text:p>
      <text:p text:style-name="Preformatted_20_Text"/>
      <text:p text:style-name="Preformatted_20_Text">In&gt; a</text:p>
      <text:p text:style-name="P35">Out&gt; 5/6</text:p>
      <text:p text:style-name="Preformatted_20_Text"/>
      <text:p text:style-name="Preformatted_20_Text">In&gt; Numer(a)</text:p>
      <text:p text:style-name="P35">Out&gt; 5</text:p>
      <text:p text:style-name="Preformatted_20_Text"/>
      <text:p text:style-name="Preformatted_20_Text">In&gt; Denom(a)</text:p>
      <text:p text:style-name="P35">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5">Out&gt; 9</text:p>
      <text:p text:style-name="Preformatted_20_Text"/>
      <text:p text:style-name="Preformatted_20_Text">In&gt; a</text:p>
      <text:p text:style-name="P35">Out&gt; 9</text:p>
      <text:p text:style-name="P35"/>
      <text:p text:style-name="Standard">and this example shows 'a' being cleared (or <text:span text:style-name="T6">unbound</text:span>) with the Clear() function:</text:p>
      <text:p text:style-name="Preformatted_20_Text"/>
      <text:p text:style-name="Preformatted_20_Text">In&gt; Clear(a)</text:p>
      <text:p text:style-name="P35">Out&gt; True</text:p>
      <text:p text:style-name="Preformatted_20_Text"/>
      <text:p text:style-name="Preformatted_20_Text"><text:soft-page-break/>In&gt; a</text:p>
      <text:p text:style-name="P35">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5">Out&gt; 2^3</text:p>
      <text:p text:style-name="Preformatted_20_Text"/>
      <text:p text:style-name="Preformatted_20_Text">In&gt; Factor(14)</text:p>
      <text:p text:style-name="P35">Out&gt; 2*7</text:p>
      <text:p text:style-name="Preformatted_20_Text"/>
      <text:p text:style-name="Preformatted_20_Text">In&gt; Factor(2343)</text:p>
      <text:p text:style-name="P35">Out&gt; 3*11*71</text:p>
      <text:p text:style-name="Preformatted_20_Text"/>
      <text:p text:style-name="Standard">Now lets factor an expression that contains the unbound variable 'x':</text:p>
      <text:p text:style-name="Preformatted_20_Text"/>
      <text:p text:style-name="Preformatted_20_Text">In&gt; x</text:p>
      <text:p text:style-name="P35">Out&gt; x</text:p>
      <text:p text:style-name="Preformatted_20_Text"/>
      <text:p text:style-name="Preformatted_20_Text">In&gt; IsBound(x)</text:p>
      <text:p text:style-name="P35">Out&gt; False</text:p>
      <text:p text:style-name="Preformatted_20_Text"/>
      <text:p text:style-name="Preformatted_20_Text">In&gt; Factor(x^2 + 24*x + 80)</text:p>
      <text:p text:style-name="P35">Out&gt; (x+20)*(x+4)</text:p>
      <text:p text:style-name="P36"/>
      <text:p text:style-name="P36">In&gt; Expand(%)</text:p>
      <text:p text:style-name="P35">Out&gt; x^2+24*x+80</text:p>
      <text:p text:style-name="P35"/>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3">1) <text:s/>Type 3 or 4 lines of text into a text area.</text:p>
      <text:p text:style-name="P43">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3">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45"><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7"/>
      <text:p text:style-name="P36"><text:span text:style-name="T18"><text:s/>1:</text:span><text:span text:style-name="T28">%piper</text:span></text:p>
      <text:p text:style-name="P37"><text:s/>2:</text:p>
      <text:p text:style-name="P36"><text:span text:style-name="T18"><text:s/>3:</text:span> <text:s text:c="3"/><text:span text:style-name="T19">Write</text:span><text:span text:style-name="T5">(</text:span><text:span text:style-name="T20">"Hello World!"</text:span><text:span text:style-name="T5">)</text:span>;</text:p>
      <text:p text:style-name="P37"><text:s/>4:</text:p>
      <text:p text:style-name="P36"><text:span text:style-name="T18"><text:s/>5:</text:span><text:span text:style-name="T28">%/piper</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ello World!"</text:span></text:p>
      <text:p text:style-name="P46"><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6"><text:span text:style-name="T18"><text:s/>1:</text:span><text:span text:style-name="T28">%piper,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preserve="false"</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8"/>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7"/>
      <text:p text:style-name="P36"><text:span text:style-name="T18"><text:s/>1:</text:span><text:span text:style-name="T28">%piper,name="example_1",output="pretty"</text:span></text:p>
      <text:p text:style-name="P37"><text:s/>2:</text:p>
      <text:p text:style-name="P36"><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1">%output,preserve="false"</text:span></text:p>
      <text:p text:style-name="P36"><text:span text:style-name="T18"><text:s/>9:</text:span><text:span text:style-name="T21"> <text:s text:c="5"/>True:</text:span></text:p>
      <text:p text:style-name="P36"><text:span text:style-name="T18">10:</text:span><text:span text:style-name="T21"> <text:s text:c="5"/></text:span></text:p>
      <text:p text:style-name="P36"><text:span text:style-name="T18">11:</text:span><text:span text:style-name="T21"> <text:s text:c="6"/>2 <text:s text:c="2"/>x <text:s text:c="3"/></text:span></text:p>
      <text:p text:style-name="P36"><text:span text:style-name="T18">12:</text:span><text:span text:style-name="T21"> <text:s text:c="5"/>x <text:s/>+ - + 3</text:span></text:p>
      <text:p text:style-name="P36"><text:span text:style-name="T18">13:</text:span><text:span text:style-name="T21"> <text:s text:c="10"/>2</text:span></text:p>
      <text:p text:style-name="P36"><text:span text:style-name="T18">14:</text:span><text:span text:style-name="T21"> <text:s text:c="3"/>%/output</text:span></text:p>
      <text:p text:style-name="P44"/>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7"/>
      <text:p text:style-name="P36"><text:span text:style-name="T18"><text:s/>1:</text:span><text:span text:style-name="T28">%geogebra,clear="true"</text:span></text:p>
      <text:p text:style-name="P37"><text:s/>2:</text:p>
      <text:p text:style-name="P36"><text:span text:style-name="T18"><text:s/>3:</text:span> <text:s text:c="3"/><text:span text:style-name="T26">//Plot a function.</text:span></text:p>
      <text:p text:style-name="P36"><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6"><text:span text:style-name="T18"><text:s/>5:</text:span> <text:s text:c="3"/></text:p>
      <text:p text:style-name="P36"><text:span text:style-name="T18"><text:s/>6:</text:span> <text:s text:c="3"/><text:span text:style-name="T26">//Add a tangent line to the function.</text:span></text:p>
      <text:p text:style-name="P36"><text:span text:style-name="T18"><text:s/>7:</text:span> <text:s text:c="3"/>a <text:span text:style-name="T5">=</text:span> <text:span text:style-name="T8">2</text:span></text:p>
      <text:p text:style-name="P36"><text:span text:style-name="T18"><text:s/>8:</text:span> <text:s text:c="3"/><text:span text:style-name="T5">(</text:span><text:span text:style-name="T8">2</text:span>,<text:span text:style-name="T8">0</text:span><text:span text:style-name="T5">)</text:span></text:p>
      <text:p text:style-name="P36"><text:span text:style-name="T18"><text:s/>9:</text:span> <text:s text:c="3"/>t <text:span text:style-name="T5">=</text:span> Tangent[a, f]</text:p>
      <text:p text:style-name="P37">10:</text:p>
      <text:p text:style-name="P36"><text:span text:style-name="T18">11:</text:span><text:span text:style-name="T28">%/geogebra</text:span></text:p>
      <text:p text:style-name="P37">12:</text:p>
      <text:p text:style-name="P36"><text:span text:style-name="T18">13:</text:span> <text:s text:c="3"/><text:span text:style-name="T21">%output,preserve="false"</text:span></text:p>
      <text:p text:style-name="P36"><text:span text:style-name="T18">14:</text:span><text:span text:style-name="T21"> <text:s text:c="5"/>GeoGebra updated.</text:span></text:p>
      <text:p text:style-name="P36"><text:span text:style-name="T18">15:</text:span><text:span text:style-name="T21"> <text:s text:c="3"/>%/output</text:span></text:p>
      <text:p text:style-name="P47"/>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8"><text:span text:style-name="T18"><text:s/>1:</text:span><text:span text:style-name="T28">%geogebra_xml,description="Obtained from .ggb file"</text:span></text:p>
      <text:p text:style-name="P39"><text:s/>2:</text:p>
      <text:p text:style-name="P38"><text:span text:style-name="T18"><text:s/>3:</text:span> <text:s text:c="3"/><text:span text:style-name="T16">&lt;?xml</text:span><text:span text:style-name="T15"> </text:span><text:span text:style-name="T16">version="1.0"</text:span><text:span text:style-name="T15"> </text:span><text:span text:style-name="T16">encoding="utf-8"?&gt;</text:span></text:p>
      <text:p text:style-name="P38"><text:span text:style-name="T18"><text:s/>4:</text:span> <text:s text:c="3"/><text:span text:style-name="T21">&lt;geogebra format=</text:span><text:span text:style-name="T20">"3.0"</text:span><text:span text:style-name="T21">&gt;</text:span></text:p>
      <text:p text:style-name="P38"><text:span text:style-name="T18"><text:s/>5:</text:span> <text:s text:c="3"/><text:span text:style-name="T21">&lt;gui&gt;</text:span></text:p>
      <text:p text:style-name="P38"><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8"><text:span text:style-name="T18"><text:s text:c="3"/></text:span><text:span text:style-name="T21"><text:s text:c="8"/>algebraInput=</text:span><text:span text:style-name="T20">"true"</text:span><text:span text:style-name="T21"> cmdList=</text:span><text:span text:style-name="T20">"true"</text:span><text:span text:style-name="T21">/&gt;</text:span></text:p>
      <text:p text:style-name="P38"><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8"><text:span text:style-name="T18"><text:s/>8:</text:span> <text:s text:c="7"/><text:span text:style-name="T21">&lt;font <text:s/>size=</text:span><text:span text:style-name="T20">"12"</text:span><text:span text:style-name="T21">/&gt;</text:span></text:p>
      <text:p text:style-name="P38"><text:span text:style-name="T18"><text:s/>9:</text:span> <text:s text:c="3"/><text:span text:style-name="T21">&lt;/gui&gt;</text:span></text:p>
      <text:p text:style-name="P38"><text:span text:style-name="T18">10:</text:span> <text:s text:c="3"/><text:span text:style-name="T21">&lt;euclidianView&gt;</text:span></text:p>
      <text:p text:style-name="P38"><text:span text:style-name="T18">11:</text:span> <text:s text:c="7"/><text:span text:style-name="T21">&lt;size <text:s/>width=</text:span><text:span text:style-name="T20">"540"</text:span><text:span text:style-name="T21"> height=</text:span><text:span text:style-name="T20">"553"</text:span><text:span text:style-name="T21">/&gt;</text:span></text:p>
      <text:p text:style-name="P38"><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8"><text:span text:style-name="T18"><text:s text:c="3"/></text:span><text:span text:style-name="T21"><text:s text:c="8"/>yscale=</text:span><text:span text:style-name="T20">"50.0"</text:span><text:span text:style-name="T21">/&gt;</text:span></text:p>
      <text:p text:style-name="P38"><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8"><text:span text:style-name="T18"><text:s text:c="3"/></text:span><text:span text:style-name="T21"><text:s text:c="8"/>pointStyle=</text:span><text:span text:style-name="T20">"0"</text:span><text:span text:style-name="T21"> rightAngleStyle=</text:span><text:span text:style-name="T20">"1"</text:span><text:span text:style-name="T21">/&gt;</text:span></text:p>
      <text:p text:style-name="P38"><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8"><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8"><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8"><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8"><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8"><text:span text:style-name="T18"><text:s text:c="3"/></text:span><text:span text:style-name="T21"><text:s text:c="8"/>showNumbers=</text:span><text:span text:style-name="T20">"true"</text:span><text:span text:style-name="T21">/&gt;</text:span></text:p>
      <text:p text:style-name="P38"><text:span text:style-name="T18">20:</text:span> <text:s text:c="7"/><text:span text:style-name="T21">&lt;grid distX=</text:span><text:span text:style-name="T20">"0.5"</text:span><text:span text:style-name="T21"> distY=</text:span><text:span text:style-name="T20">"0.5"</text:span><text:span text:style-name="T21">/&gt;</text:span></text:p>
      <text:p text:style-name="P38"><text:span text:style-name="T18">21:</text:span> <text:s text:c="3"/><text:span text:style-name="T21">&lt;/euclidianView&gt;</text:span></text:p>
      <text:p text:style-name="P38"><text:span text:style-name="T18">22:</text:span> <text:s text:c="3"/><text:span text:style-name="T21">&lt;kernel&gt;</text:span></text:p>
      <text:p text:style-name="P38"><text:span text:style-name="T18">23:</text:span> <text:s text:c="7"/><text:span text:style-name="T21">&lt;continuous val=</text:span><text:span text:style-name="T20">"true"</text:span><text:span text:style-name="T21">/&gt;</text:span></text:p>
      <text:p text:style-name="P38"><text:span text:style-name="T18">24:</text:span> <text:s text:c="7"/><text:span text:style-name="T21">&lt;decimals val=</text:span><text:span text:style-name="T20">"2"</text:span><text:span text:style-name="T21">/&gt;</text:span></text:p>
      <text:p text:style-name="P38"><text:span text:style-name="T18">25:</text:span> <text:s text:c="7"/><text:span text:style-name="T21">&lt;angleUnit val=</text:span><text:span text:style-name="T20">"degree"</text:span><text:span text:style-name="T21">/&gt;</text:span></text:p>
      <text:p text:style-name="P38"><text:span text:style-name="T18">26:</text:span> <text:s text:c="7"/><text:span text:style-name="T21">&lt;coordStyle val=</text:span><text:span text:style-name="T20">"0"</text:span><text:span text:style-name="T21">/&gt;</text:span></text:p>
      <text:p text:style-name="P38"><text:span text:style-name="T18">27:</text:span> <text:s text:c="3"/><text:span text:style-name="T21">&lt;/kernel&gt;</text:span></text:p>
      <text:p text:style-name="P38"><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8"><text:span text:style-name="T18">29:</text:span> <text:s text:c="3"/><text:span text:style-name="T21">&lt;expression label =</text:span><text:span text:style-name="T20">"f"</text:span><text:span text:style-name="T21"> exp=</text:span><text:span text:style-name="T20">"f(x) = 2 sin(x)"</text:span><text:span text:style-name="T21">/&gt;</text:span></text:p>
      <text:p text:style-name="P38"><text:span text:style-name="T18">30:</text:span> <text:s text:c="3"/><text:span text:style-name="T21">&lt;element type=</text:span><text:span text:style-name="T20">"function"</text:span><text:span text:style-name="T21"> label=</text:span><text:span text:style-name="T20">"f"</text:span><text:span text:style-name="T21">&gt;</text:span></text:p>
      <text:p text:style-name="P38"><text:span text:style-name="T18">31:</text:span> <text:s text:c="7"/><text:span text:style-name="T21">&lt;show object=</text:span><text:span text:style-name="T20">"true"</text:span><text:span text:style-name="T21"> label=</text:span><text:span text:style-name="T20">"true"</text:span><text:span text:style-name="T21">/&gt;</text:span></text:p>
      <text:p text:style-name="P38"><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33:</text:span> <text:s text:c="7"/><text:span text:style-name="T21">&lt;labelMode val=</text:span><text:span text:style-name="T20">"0"</text:span><text:span text:style-name="T21">/&gt;</text:span></text:p>
      <text:p text:style-name="P38"><text:span text:style-name="T18">34:</text:span> <text:s text:c="7"/><text:span text:style-name="T21">&lt;animation step=</text:span><text:span text:style-name="T20">"0.1"</text:span><text:span text:style-name="T21">/&gt;</text:span></text:p>
      <text:p text:style-name="P38"><text:span text:style-name="T18">35:</text:span> <text:s text:c="7"/><text:span text:style-name="T21">&lt;fixed val=</text:span><text:span text:style-name="T20">"false"</text:span><text:span text:style-name="T21">/&gt;</text:span></text:p>
      <text:p text:style-name="P38"><text:span text:style-name="T18">36:</text:span> <text:s text:c="7"/><text:span text:style-name="T21">&lt;breakpoint val=</text:span><text:span text:style-name="T20">"false"</text:span><text:span text:style-name="T21">/&gt;</text:span></text:p>
      <text:p text:style-name="P38"><text:span text:style-name="T18">37:</text:span> <text:s text:c="7"/><text:span text:style-name="T21">&lt;lineStyle thickness=</text:span><text:span text:style-name="T20">"2"</text:span><text:span text:style-name="T21"> type=</text:span><text:span text:style-name="T20">"0"</text:span><text:span text:style-name="T21">/&gt;</text:span></text:p>
      <text:p text:style-name="P38"><text:span text:style-name="T18">38:</text:span> <text:s text:c="3"/><text:span text:style-name="T21">&lt;/element&gt;</text:span></text:p>
      <text:p text:style-name="P38"><text:span text:style-name="T18">39:</text:span> <text:s text:c="3"/><text:span text:style-name="T21">&lt;element type=</text:span><text:span text:style-name="T20">"numeric"</text:span><text:span text:style-name="T21"> label=</text:span><text:span text:style-name="T20">"a"</text:span><text:span text:style-name="T21">&gt;</text:span></text:p>
      <text:p text:style-name="P38"><text:span text:style-name="T18">40:</text:span> <text:s text:c="7"/><text:span text:style-name="T21">&lt;value val=</text:span><text:span text:style-name="T20">"2.0"</text:span><text:span text:style-name="T21">/&gt;</text:span></text:p>
      <text:p text:style-name="P38"><text:span text:style-name="T18">41:</text:span> <text:s text:c="7"/><text:span text:style-name="T21">&lt;show object=</text:span><text:span text:style-name="T20">"false"</text:span><text:span text:style-name="T21"> label=</text:span><text:span text:style-name="T20">"true"</text:span><text:span text:style-name="T21">/&gt;</text:span></text:p>
      <text:p text:style-name="P38"><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8"><text:span text:style-name="T18">43:</text:span> <text:s text:c="7"/><text:span text:style-name="T21">&lt;labelMode val=</text:span><text:span text:style-name="T20">"1"</text:span><text:span text:style-name="T21">/&gt;</text:span></text:p>
      <text:p text:style-name="P38"><text:span text:style-name="T18">44:</text:span> <text:s text:c="7"/><text:span text:style-name="T21">&lt;animation step=</text:span><text:span text:style-name="T20">"0.1"</text:span><text:span text:style-name="T21">/&gt;</text:span></text:p>
      <text:p text:style-name="P38"><text:span text:style-name="T18">45:</text:span> <text:s text:c="7"/><text:span text:style-name="T21">&lt;fixed val=</text:span><text:span text:style-name="T20">"false"</text:span><text:span text:style-name="T21">/&gt;</text:span></text:p>
      <text:p text:style-name="P38"><text:span text:style-name="T18">46:</text:span> <text:s text:c="7"/><text:span text:style-name="T21">&lt;breakpoint val=</text:span><text:span text:style-name="T20">"false"</text:span><text:span text:style-name="T21">/&gt;</text:span></text:p>
      <text:p text:style-name="P38"><text:span text:style-name="T18">47:</text:span> <text:s text:c="3"/><text:span text:style-name="T21">&lt;/element&gt;</text:span></text:p>
      <text:p text:style-name="P38"><text:span text:style-name="T18">48:</text:span> <text:s text:c="3"/><text:span text:style-name="T21">&lt;element type=</text:span><text:span text:style-name="T20">"point"</text:span><text:span text:style-name="T21"> label=</text:span><text:span text:style-name="T20">"A"</text:span><text:span text:style-name="T21">&gt;</text:span></text:p>
      <text:p text:style-name="P38"><text:span text:style-name="T18">49:</text:span> <text:s text:c="7"/><text:span text:style-name="T21">&lt;show object=</text:span><text:span text:style-name="T20">"true"</text:span><text:span text:style-name="T21"> label=</text:span><text:span text:style-name="T20">"true"</text:span><text:span text:style-name="T21">/&gt;</text:span></text:p>
      <text:p text:style-name="P38"><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8"><text:span text:style-name="T18">51:</text:span> <text:s text:c="7"/><text:span text:style-name="T21">&lt;labelMode val=</text:span><text:span text:style-name="T20">"0"</text:span><text:span text:style-name="T21">/&gt;</text:span></text:p>
      <text:p text:style-name="P38"><text:span text:style-name="T18">52:</text:span> <text:s text:c="7"/><text:span text:style-name="T21">&lt;animation step=</text:span><text:span text:style-name="T20">"0.1"</text:span><text:span text:style-name="T21">/&gt;</text:span></text:p>
      <text:p text:style-name="P38"><text:span text:style-name="T18">53:</text:span> <text:s text:c="7"/><text:span text:style-name="T21">&lt;fixed val=</text:span><text:span text:style-name="T20">"false"</text:span><text:span text:style-name="T21">/&gt;</text:span></text:p>
      <text:p text:style-name="P38"><text:span text:style-name="T18">54:</text:span> <text:s text:c="7"/><text:span text:style-name="T21">&lt;breakpoint val=</text:span><text:span text:style-name="T20">"false"</text:span><text:span text:style-name="T21">/&gt;</text:span></text:p>
      <text:p text:style-name="P38"><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8"><text:span text:style-name="T18">56:</text:span> <text:s text:c="7"/><text:span text:style-name="T21">&lt;coordStyle style=</text:span><text:span text:style-name="T20">"cartesian"</text:span><text:span text:style-name="T21">/&gt;</text:span></text:p>
      <text:p text:style-name="P38"><text:span text:style-name="T18">57:</text:span> <text:s text:c="7"/><text:span text:style-name="T21">&lt;pointSize val=</text:span><text:span text:style-name="T20">"3"</text:span><text:span text:style-name="T21">/&gt;</text:span></text:p>
      <text:p text:style-name="P38"><text:span text:style-name="T18">58:</text:span> <text:s text:c="3"/><text:span text:style-name="T21">&lt;/element&gt;</text:span></text:p>
      <text:p text:style-name="P38"><text:span text:style-name="T18">59:</text:span> <text:s text:c="3"/><text:span text:style-name="T21">&lt;command name=</text:span><text:span text:style-name="T20">"Tangent"</text:span><text:span text:style-name="T21">&gt;</text:span></text:p>
      <text:p text:style-name="P38"><text:span text:style-name="T18">60:</text:span> <text:s text:c="7"/><text:span text:style-name="T21">&lt;input a0=</text:span><text:span text:style-name="T20">"a"</text:span><text:span text:style-name="T21"> a1=</text:span><text:span text:style-name="T20">"f"</text:span><text:span text:style-name="T21">/&gt;</text:span></text:p>
      <text:p text:style-name="P38"><text:span text:style-name="T18">61:</text:span> <text:s text:c="7"/><text:span text:style-name="T21">&lt;output a0=</text:span><text:span text:style-name="T20">"t"</text:span><text:span text:style-name="T21">/&gt;</text:span></text:p>
      <text:p text:style-name="P38"><text:span text:style-name="T18">62:</text:span> <text:s text:c="3"/><text:span text:style-name="T21">&lt;/command&gt;</text:span></text:p>
      <text:p text:style-name="P38"><text:span text:style-name="T18">63:</text:span> <text:s text:c="3"/><text:span text:style-name="T21">&lt;element type=</text:span><text:span text:style-name="T20">"line"</text:span><text:span text:style-name="T21"> label=</text:span><text:span text:style-name="T20">"t"</text:span><text:span text:style-name="T21">&gt;</text:span></text:p>
      <text:p text:style-name="P38"><text:span text:style-name="T18">64:</text:span> <text:s text:c="7"/><text:span text:style-name="T21">&lt;show object=</text:span><text:span text:style-name="T20">"true"</text:span><text:span text:style-name="T21"> label=</text:span><text:span text:style-name="T20">"true"</text:span><text:span text:style-name="T21">/&gt;</text:span></text:p>
      <text:p text:style-name="P38"><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8"><text:soft-page-break/><text:span text:style-name="T18">66:</text:span> <text:s text:c="7"/><text:span text:style-name="T21">&lt;labelMode val=</text:span><text:span text:style-name="T20">"0"</text:span><text:span text:style-name="T21">/&gt;</text:span></text:p>
      <text:p text:style-name="P38"><text:span text:style-name="T18">67:</text:span> <text:s text:c="7"/><text:span text:style-name="T21">&lt;breakpoint val=</text:span><text:span text:style-name="T20">"false"</text:span><text:span text:style-name="T21">/&gt;</text:span></text:p>
      <text:p text:style-name="P38"><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8"><text:span text:style-name="T18">69:</text:span> <text:s text:c="7"/><text:span text:style-name="T21">&lt;lineStyle thickness=</text:span><text:span text:style-name="T20">"2"</text:span><text:span text:style-name="T21"> type=</text:span><text:span text:style-name="T20">"0"</text:span><text:span text:style-name="T21">/&gt;</text:span></text:p>
      <text:p text:style-name="P38"><text:span text:style-name="T18">70:</text:span> <text:s text:c="7"/><text:span text:style-name="T21">&lt;eqnStyle style=</text:span><text:span text:style-name="T20">"explicit"</text:span><text:span text:style-name="T21">/&gt;</text:span></text:p>
      <text:p text:style-name="P38"><text:span text:style-name="T18">71:</text:span> <text:s text:c="3"/><text:span text:style-name="T21">&lt;/element&gt;</text:span></text:p>
      <text:p text:style-name="P38"><text:span text:style-name="T18">72:</text:span> <text:s text:c="3"/><text:span text:style-name="T21">&lt;/construction&gt;</text:span></text:p>
      <text:p text:style-name="P38"><text:span text:style-name="T18">73:</text:span> <text:s text:c="3"/><text:span text:style-name="T21">&lt;/geogebra&gt;</text:span></text:p>
      <text:p text:style-name="P39">74:</text:p>
      <text:p text:style-name="P38"><text:span text:style-name="T18">75:</text:span><text:span text:style-name="T28">%/geogebra_xml</text:span></text:p>
      <text:p text:style-name="P39">76:</text:p>
      <text:p text:style-name="P38"><text:span text:style-name="T18">77:</text:span> <text:s text:c="3"/><text:span text:style-name="T21">%output,preserve="false"</text:span></text:p>
      <text:p text:style-name="P38"><text:span text:style-name="T18">78:</text:span><text:span text:style-name="T21"> <text:s text:c="5"/>GeoGebra updated.</text:span></text:p>
      <text:p text:style-name="P38"><text:span text:style-name="T18">79:</text:span><text:span text:style-name="T21"> <text:s text:c="3"/>%/output</text:span></text:p>
      <text:p text:style-name="P3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1"><draw:object xlink:href="./Object 13" xlink:type="simple" xlink:show="embed" xlink:actuate="onLoad"/><draw:image xlink:href="./ObjectReplacements/Object 13" xlink:type="simple" xlink:show="embed" xlink:actuate="onLoad"/></draw:frame>, send it 2^{3}:</text:p>
      <text:p text:style-name="Preformatted_20_Text"/>
      <text:p text:style-name="P36"><text:span text:style-name="T18"><text:s/>1:</text:span><text:span text:style-name="T28">%hoteqn</text:span></text:p>
      <text:p text:style-name="P37"><text:s/>2:</text:p>
      <text:p text:style-name="P36"><text:span text:style-name="T18"><text:s/>3:</text:span><text:span text:style-name="T21"> <text:s text:c="3"/>2</text:span><text:span text:style-name="T19">^{</text:span><text:span text:style-name="T24">3</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otEqn updated.</text:span></text:p>
      <text:p text:style-name="P49"><text:span text:style-name="T22"><text:s/></text:span><text:span text:style-name="T18">9:</text:span><text:span text:style-name="T23"> <text:s text:c="3"/>%/output</text:span></text:p>
      <text:p text:style-name="P50">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7"/>
      <text:p text:style-name="P36"><text:span text:style-name="T18"><text:s/>1:</text:span><text:span text:style-name="T28">%hoteqn</text:span></text:p>
      <text:p text:style-name="P37"><text:s/>2:</text:p>
      <text:p text:style-name="P36"><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7"><text:s/>4:</text:p>
      <text:p text:style-name="P36"><text:span text:style-name="T18"><text:s/>5:</text:span><text:span text:style-name="T28">%/hoteqn</text:span></text:p>
      <text:p text:style-name="P37"><text:s/>6:</text:p>
      <text:p text:style-name="P36"><text:span text:style-name="T18"><text:s/>7:</text:span> <text:s text:c="3"/><text:span text:style-name="T21">%output,preserve="false"</text:span></text:p>
      <text:p text:style-name="P36"><text:span text:style-name="T18"><text:s/>8:</text:span><text:span text:style-name="T21"> <text:s text:c="5"/>HotEqn updated.</text:span></text:p>
      <text:p text:style-name="P46"><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text:soft-page-break/>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7"/>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40"><text:span text:style-name="T18"><text:s/>6:</text:span><text:span text:style-name="T28">%/piper</text:span></text:p>
      <text:p text:style-name="Preformatted_20_Text"/>
      <text:p text:style-name="P13">Executing this fold will produce the following output:</text:p>
      <text:p text:style-name="P36"><text:span text:style-name="T18"><text:s/>1:</text:span><text:span text:style-name="T28">%piper,output="geogebra"</text:span></text:p>
      <text:p text:style-name="P37"><text:s/>2:</text:p>
      <text:p text:style-name="P36"><text:span text:style-name="T18"><text:s/>3:</text:span> <text:s text:c="3"/>a <text:span text:style-name="T5">:=</text:span> x<text:span text:style-name="T5">^</text:span><text:span text:style-name="T8">2</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geogebra</text:span></text:p>
      <text:p text:style-name="P36"><text:span text:style-name="T18"><text:s/>9:</text:span> <text:s text:c="5"/>x<text:span text:style-name="T5">^</text:span><text:span text:style-name="T8">2</text:span></text:p>
      <text:p text:style-name="P40"><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p>
      <text:h text:style-name="Heading_20_4" text:outline-level="4"><text:soft-page-break/>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7"/>
      <text:p text:style-name="P36"><text:span text:style-name="T18"><text:s/>1:</text:span><text:span text:style-name="T28">%piper,output="latex"</text:span></text:p>
      <text:p text:style-name="P37"><text:s/>2:</text:p>
      <text:p text:style-name="P36"><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6"><text:span text:style-name="T18"><text:s/>4:</text:span> <text:s text:c="3"/><text:span text:style-name="T19">Write</text:span><text:span text:style-name="T5">(</text:span>a<text:span text:style-name="T5">)</text:span>;</text:p>
      <text:p text:style-name="P37"><text:s/>5:</text:p>
      <text:p text:style-name="P36"><text:span text:style-name="T18"><text:s/>6:</text:span><text:span text:style-name="T28">%/piper</text:span></text:p>
      <text:p text:style-name="P37"><text:s/>7:</text:p>
      <text:p text:style-name="P36"><text:span text:style-name="T18"><text:s/>8:</text:span> <text:s text:c="3"/><text:span text:style-name="T28">%hoteqn</text:span></text:p>
      <text:p text:style-name="P36"><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6"><text:span text:style-name="T18"><text:s/>1:</text:span><text:span text:style-name="T21"> <text:s text:c="3"/></text:span><text:span text:style-name="T28">%/hoteqn</text:span></text:p>
      <text:p text:style-name="P37"><text:s/>2:</text:p>
      <text:p text:style-name="P36"><text:span text:style-name="T18"><text:s/>3:</text:span> <text:s text:c="7"/><text:span text:style-name="T21">%output,preserve="false"</text:span></text:p>
      <text:p text:style-name="P36"><text:span text:style-name="T18"><text:s/>4:</text:span><text:span text:style-name="T21"> <text:s text:c="9"/>HotEqn updated.</text:span></text:p>
      <text:p text:style-name="P36"><text:span text:style-name="T18"><text:s/>5:</text:span><text:span text:style-name="T21"> <text:s text:c="7"/>%/output</text:span></text:p>
      <text:p text:style-name="P46"/>
      <text:p text:style-name="P40"><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7"/>
      <text:p text:style-name="P36"><text:span text:style-name="T18"><text:s/>1:</text:span><text:span text:style-name="T28">%html,x_size="700",y_size="440"</text:span></text:p>
      <text:p text:style-name="P37"><text:s/>2:</text:p>
      <text:p text:style-name="P36"><text:span text:style-name="T18"><text:s/>3:</text:span> <text:s text:c="3"/><text:span text:style-name="T21">&lt;html&gt;</text:span></text:p>
      <text:p text:style-name="P36"><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6"><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6"><text:span text:style-name="T18"><text:s/>6:</text:span> <text:s text:c="11"/><text:span text:style-name="T21">&lt;tr&gt;</text:span></text:p>
      <text:p text:style-name="P36"><text:soft-page-break/><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6"><text:span text:style-name="T18"><text:s/>8:</text:span> <text:s text:c="15"/><text:span text:style-name="T21">&lt;th colspan</text:span><text:span text:style-name="T5">=</text:span><text:span text:style-name="T20">"6"</text:span><text:span text:style-name="T21">&gt;</text:span>where blue=cc<text:span text:style-name="T21">&lt;/th&gt;</text:span></text:p>
      <text:p text:style-name="P36"><text:span text:style-name="T18"><text:s/>9:</text:span> <text:s text:c="11"/><text:span text:style-name="T21">&lt;/tr&gt;</text:span></text:p>
      <text:p text:style-name="P36"><text:span text:style-name="T18">10:</text:span> <text:s text:c="11"/><text:span text:style-name="T21">&lt;tr&gt;</text:span></text:p>
      <text:p text:style-name="P36"><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6"><text:span text:style-name="T18">12:</text:span> <text:s text:c="15"/><text:span text:style-name="T21">&lt;th&gt;</text:span>ff<text:span text:style-name="T21">&lt;/th&gt;</text:span></text:p>
      <text:p text:style-name="P36"><text:span text:style-name="T18">13:</text:span> <text:s text:c="15"/><text:span text:style-name="T21">&lt;th bgcolor</text:span><text:span text:style-name="T5">=</text:span><text:span text:style-name="T20">"#ff00cc"</text:span><text:span text:style-name="T21">&gt;</text:span>ff00cc<text:span text:style-name="T21">&lt;/th&gt;</text:span></text:p>
      <text:p text:style-name="P36"><text:span text:style-name="T18">14:</text:span> <text:s text:c="15"/><text:span text:style-name="T21">&lt;th bgcolor</text:span><text:span text:style-name="T5">=</text:span><text:span text:style-name="T20">"#ff33cc"</text:span><text:span text:style-name="T21">&gt;</text:span>ff33cc<text:span text:style-name="T21">&lt;/th&gt;</text:span></text:p>
      <text:p text:style-name="P36"><text:span text:style-name="T18">15:</text:span> <text:s text:c="15"/><text:span text:style-name="T21">&lt;th bgcolor</text:span><text:span text:style-name="T5">=</text:span><text:span text:style-name="T20">"#ff66cc"</text:span><text:span text:style-name="T21">&gt;</text:span>ff66cc<text:span text:style-name="T21">&lt;/th&gt;</text:span></text:p>
      <text:p text:style-name="P36"><text:span text:style-name="T18">16:</text:span> <text:s text:c="15"/><text:span text:style-name="T21">&lt;th bgcolor</text:span><text:span text:style-name="T5">=</text:span><text:span text:style-name="T20">"#ff99cc"</text:span><text:span text:style-name="T21">&gt;</text:span>ff99cc<text:span text:style-name="T21">&lt;/th&gt;</text:span></text:p>
      <text:p text:style-name="P36"><text:span text:style-name="T18">17:</text:span> <text:s text:c="15"/><text:span text:style-name="T21">&lt;th bgcolor</text:span><text:span text:style-name="T5">=</text:span><text:span text:style-name="T20">"#ffcccc"</text:span><text:span text:style-name="T21">&gt;</text:span>ffcccc<text:span text:style-name="T21">&lt;/th&gt;</text:span></text:p>
      <text:p text:style-name="P36"><text:span text:style-name="T18">18:</text:span> <text:s text:c="15"/><text:span text:style-name="T21">&lt;th bgcolor</text:span><text:span text:style-name="T5">=</text:span><text:span text:style-name="T20">"#ffffcc"</text:span><text:span text:style-name="T21">&gt;</text:span>ffffcc<text:span text:style-name="T21">&lt;/th&gt;</text:span></text:p>
      <text:p text:style-name="P36"><text:span text:style-name="T18">19:</text:span> <text:s text:c="11"/><text:span text:style-name="T21">&lt;/tr&gt;</text:span></text:p>
      <text:p text:style-name="P36"><text:span text:style-name="T18">20:</text:span> <text:s text:c="11"/><text:span text:style-name="T21">&lt;tr&gt;</text:span></text:p>
      <text:p text:style-name="P36"><text:span text:style-name="T18">21:</text:span> <text:s text:c="15"/><text:span text:style-name="T21">&lt;th&gt;</text:span>cc<text:span text:style-name="T21">&lt;/th&gt;</text:span></text:p>
      <text:p text:style-name="P36"><text:span text:style-name="T18">22:</text:span> <text:s text:c="15"/><text:span text:style-name="T21">&lt;th bgcolor</text:span><text:span text:style-name="T5">=</text:span><text:span text:style-name="T20">"#cc00cc"</text:span><text:span text:style-name="T21">&gt;</text:span>cc00cc<text:span text:style-name="T21">&lt;/th&gt;</text:span></text:p>
      <text:p text:style-name="P36"><text:span text:style-name="T18">23:</text:span> <text:s text:c="15"/><text:span text:style-name="T21">&lt;th bgcolor</text:span><text:span text:style-name="T5">=</text:span><text:span text:style-name="T20">"#cc33cc"</text:span><text:span text:style-name="T21">&gt;</text:span>cc33cc<text:span text:style-name="T21">&lt;/th&gt;</text:span></text:p>
      <text:p text:style-name="P36"><text:span text:style-name="T18">24:</text:span> <text:s text:c="15"/><text:span text:style-name="T21">&lt;th bgcolor</text:span><text:span text:style-name="T5">=</text:span><text:span text:style-name="T20">"#cc66cc"</text:span><text:span text:style-name="T21">&gt;</text:span>cc66cc<text:span text:style-name="T21">&lt;/th&gt;</text:span></text:p>
      <text:p text:style-name="P36"><text:span text:style-name="T18">25:</text:span> <text:s text:c="15"/><text:span text:style-name="T21">&lt;th bgcolor</text:span><text:span text:style-name="T5">=</text:span><text:span text:style-name="T20">"#cc99cc"</text:span><text:span text:style-name="T21">&gt;</text:span>cc99cc<text:span text:style-name="T21">&lt;/th&gt;</text:span></text:p>
      <text:p text:style-name="P36"><text:span text:style-name="T18">26:</text:span> <text:s text:c="15"/><text:span text:style-name="T21">&lt;th bgcolor</text:span><text:span text:style-name="T5">=</text:span><text:span text:style-name="T20">"#cccccc"</text:span><text:span text:style-name="T21">&gt;</text:span>cccccc<text:span text:style-name="T21">&lt;/th&gt;</text:span></text:p>
      <text:p text:style-name="P36"><text:span text:style-name="T18">27:</text:span> <text:s text:c="15"/><text:span text:style-name="T21">&lt;th bgcolor</text:span><text:span text:style-name="T5">=</text:span><text:span text:style-name="T20">"#ccffcc"</text:span><text:span text:style-name="T21">&gt;</text:span>ccffcc<text:span text:style-name="T21">&lt;/th&gt;</text:span></text:p>
      <text:p text:style-name="P36"><text:span text:style-name="T18">28:</text:span> <text:s text:c="11"/><text:span text:style-name="T21">&lt;/tr&gt;</text:span></text:p>
      <text:p text:style-name="P36"><text:span text:style-name="T18">29:</text:span> <text:s text:c="11"/><text:span text:style-name="T21">&lt;tr&gt;</text:span></text:p>
      <text:p text:style-name="P36"><text:span text:style-name="T18">30:</text:span> <text:s text:c="15"/><text:span text:style-name="T21">&lt;th&gt;</text:span>99<text:span text:style-name="T21">&lt;/th&gt;</text:span></text:p>
      <text:p text:style-name="P36"><text:span text:style-name="T18">31:</text:span> <text:s text:c="15"/><text:span text:style-name="T21">&lt;th bgcolor</text:span><text:span text:style-name="T5">=</text:span><text:span text:style-name="T20">"#9900cc"</text:span><text:span text:style-name="T21">&gt;</text:span></text:p>
      <text:p text:style-name="P36"><text:span text:style-name="T18">32:</text:span> <text:s text:c="19"/><text:span text:style-name="T21">&lt;font color</text:span><text:span text:style-name="T5">=</text:span><text:span text:style-name="T20">"#ffffff"</text:span><text:span text:style-name="T21">&gt;</text:span>9900cc<text:span text:style-name="T21">&lt;/font&gt;</text:span></text:p>
      <text:p text:style-name="P36"><text:span text:style-name="T18">33:</text:span> <text:s text:c="15"/><text:span text:style-name="T21">&lt;/th&gt;</text:span></text:p>
      <text:p text:style-name="P36"><text:span text:style-name="T18">34:</text:span> <text:s text:c="15"/><text:span text:style-name="T21">&lt;th bgcolor</text:span><text:span text:style-name="T5">=</text:span><text:span text:style-name="T20">"#9933cc"</text:span><text:span text:style-name="T21">&gt;</text:span>9933cc<text:span text:style-name="T21">&lt;/th&gt;</text:span></text:p>
      <text:p text:style-name="P36"><text:span text:style-name="T18">35:</text:span> <text:s text:c="15"/><text:span text:style-name="T21">&lt;th bgcolor</text:span><text:span text:style-name="T5">=</text:span><text:span text:style-name="T20">"#9966cc"</text:span><text:span text:style-name="T21">&gt;</text:span>9966cc<text:span text:style-name="T21">&lt;/th&gt;</text:span></text:p>
      <text:p text:style-name="P36"><text:span text:style-name="T18">36:</text:span> <text:s text:c="15"/><text:span text:style-name="T21">&lt;th bgcolor</text:span><text:span text:style-name="T5">=</text:span><text:span text:style-name="T20">"#9999cc"</text:span><text:span text:style-name="T21">&gt;</text:span>9999cc<text:span text:style-name="T21">&lt;/th&gt;</text:span></text:p>
      <text:p text:style-name="P36"><text:span text:style-name="T18">37:</text:span> <text:s text:c="15"/><text:span text:style-name="T21">&lt;th bgcolor</text:span><text:span text:style-name="T5">=</text:span><text:span text:style-name="T20">"#99cccc"</text:span><text:span text:style-name="T21">&gt;</text:span>99cccc<text:span text:style-name="T21">&lt;/th&gt;</text:span></text:p>
      <text:p text:style-name="P36"><text:span text:style-name="T18">38:</text:span> <text:s text:c="15"/><text:span text:style-name="T21">&lt;th bgcolor</text:span><text:span text:style-name="T5">=</text:span><text:span text:style-name="T20">"#99ffcc"</text:span><text:span text:style-name="T21">&gt;</text:span>99ffcc<text:span text:style-name="T21">&lt;/th&gt;</text:span></text:p>
      <text:p text:style-name="P36"><text:span text:style-name="T18">39:</text:span> <text:s text:c="11"/><text:span text:style-name="T21">&lt;/tr&gt;</text:span></text:p>
      <text:p text:style-name="P36"><text:span text:style-name="T18">40:</text:span> <text:s text:c="11"/><text:span text:style-name="T21">&lt;tr&gt;</text:span></text:p>
      <text:p text:style-name="P36"><text:span text:style-name="T18">41:</text:span> <text:s text:c="15"/><text:span text:style-name="T21">&lt;th&gt;</text:span>66<text:span text:style-name="T21">&lt;/th&gt;</text:span></text:p>
      <text:p text:style-name="P36"><text:span text:style-name="T18">42:</text:span> <text:s text:c="15"/><text:span text:style-name="T21">&lt;th bgcolor</text:span><text:span text:style-name="T5">=</text:span><text:span text:style-name="T20">"#6600cc"</text:span><text:span text:style-name="T21">&gt;</text:span></text:p>
      <text:p text:style-name="P36"><text:span text:style-name="T18">43:</text:span> <text:s text:c="19"/><text:span text:style-name="T21">&lt;font color</text:span><text:span text:style-name="T5">=</text:span><text:span text:style-name="T20">"#ffffff"</text:span><text:span text:style-name="T21">&gt;</text:span>6600cc<text:span text:style-name="T21">&lt;/font&gt;</text:span></text:p>
      <text:p text:style-name="P36"><text:span text:style-name="T18">44:</text:span> <text:s text:c="15"/><text:span text:style-name="T21">&lt;/th&gt;</text:span></text:p>
      <text:p text:style-name="P36"><text:span text:style-name="T18">45:</text:span> <text:s text:c="15"/><text:span text:style-name="T21">&lt;th bgcolor</text:span><text:span text:style-name="T5">=</text:span><text:span text:style-name="T20">"#6633cc"</text:span><text:span text:style-name="T21">&gt;</text:span></text:p>
      <text:p text:style-name="P36"><text:span text:style-name="T18">46:</text:span> <text:s text:c="19"/><text:span text:style-name="T21">&lt;font color</text:span><text:span text:style-name="T5">=</text:span><text:span text:style-name="T20">"#FFFFFF"</text:span><text:span text:style-name="T21">&gt;</text:span>6633cc<text:span text:style-name="T21">&lt;/font&gt;</text:span></text:p>
      <text:p text:style-name="P36"><text:span text:style-name="T18">47:</text:span> <text:s text:c="15"/><text:span text:style-name="T21">&lt;/th&gt;</text:span></text:p>
      <text:p text:style-name="P36"><text:span text:style-name="T18">48:</text:span> <text:s text:c="15"/><text:span text:style-name="T21">&lt;th bgcolor</text:span><text:span text:style-name="T5">=</text:span><text:span text:style-name="T20">"#6666cc"</text:span><text:span text:style-name="T21">&gt;</text:span>6666cc<text:span text:style-name="T21">&lt;/th&gt;</text:span></text:p>
      <text:p text:style-name="P36"><text:span text:style-name="T18">49:</text:span> <text:s text:c="15"/><text:span text:style-name="T21">&lt;th bgcolor</text:span><text:span text:style-name="T5">=</text:span><text:span text:style-name="T20">"#6699cc"</text:span><text:span text:style-name="T21">&gt;</text:span>6699cc<text:span text:style-name="T21">&lt;/th&gt;</text:span></text:p>
      <text:p text:style-name="P36"><text:span text:style-name="T18">50:</text:span> <text:s text:c="15"/><text:span text:style-name="T21">&lt;th bgcolor</text:span><text:span text:style-name="T5">=</text:span><text:span text:style-name="T20">"#66cccc"</text:span><text:span text:style-name="T21">&gt;</text:span>66cccc<text:span text:style-name="T21">&lt;/th&gt;</text:span></text:p>
      <text:p text:style-name="P36"><text:span text:style-name="T18">51:</text:span> <text:s text:c="15"/><text:span text:style-name="T21">&lt;th bgcolor</text:span><text:span text:style-name="T5">=</text:span><text:span text:style-name="T20">"#66ffcc"</text:span><text:span text:style-name="T21">&gt;</text:span>66ffcc<text:span text:style-name="T21">&lt;/th&gt;</text:span></text:p>
      <text:p text:style-name="P36"><text:span text:style-name="T18">52:</text:span> <text:s text:c="11"/><text:span text:style-name="T21">&lt;/tr&gt;</text:span></text:p>
      <text:p text:style-name="P36"><text:span text:style-name="T18">53:</text:span> <text:s text:c="11"/><text:span text:style-name="T21">&lt;tr&gt;</text:span></text:p>
      <text:p text:style-name="P36"><text:span text:style-name="T18">54:</text:span> <text:s text:c="15"/><text:span text:style-name="T21">&lt;th colspan</text:span><text:span text:style-name="T5">=</text:span><text:span text:style-name="T20">"1"</text:span><text:span text:style-name="T21">&gt;&lt;/th&gt;</text:span></text:p>
      <text:p text:style-name="P36"><text:span text:style-name="T18">55:</text:span> <text:s text:c="15"/><text:span text:style-name="T21">&lt;th&gt;</text:span>00<text:span text:style-name="T21">&lt;/th&gt;</text:span></text:p>
      <text:p text:style-name="P36"><text:span text:style-name="T18">56:</text:span> <text:s text:c="15"/><text:span text:style-name="T21">&lt;th&gt;</text:span>33<text:span text:style-name="T21">&lt;/th&gt;</text:span></text:p>
      <text:p text:style-name="P36"><text:span text:style-name="T18">57:</text:span> <text:s text:c="15"/><text:span text:style-name="T21">&lt;th&gt;</text:span>66<text:span text:style-name="T21">&lt;/th&gt;</text:span></text:p>
      <text:p text:style-name="P36"><text:soft-page-break/><text:span text:style-name="T18">58:</text:span> <text:s text:c="15"/><text:span text:style-name="T21">&lt;th&gt;</text:span>99<text:span text:style-name="T21">&lt;/th&gt;</text:span></text:p>
      <text:p text:style-name="P36"><text:span text:style-name="T18">59:</text:span> <text:s text:c="15"/><text:span text:style-name="T21">&lt;th&gt;</text:span>cc<text:span text:style-name="T21">&lt;/th&gt;</text:span></text:p>
      <text:p text:style-name="P36"><text:span text:style-name="T18">60:</text:span> <text:s text:c="15"/><text:span text:style-name="T21">&lt;th&gt;</text:span>ff<text:span text:style-name="T21">&lt;/th&gt;</text:span></text:p>
      <text:p text:style-name="P36"><text:span text:style-name="T18">61:</text:span> <text:s text:c="11"/><text:span text:style-name="T21">&lt;/tr&gt;</text:span></text:p>
      <text:p text:style-name="P36"><text:span text:style-name="T18">62:</text:span> <text:s text:c="11"/><text:span text:style-name="T21">&lt;tr&gt;</text:span></text:p>
      <text:p text:style-name="P36"><text:span text:style-name="T18">63:</text:span> <text:s text:c="15"/><text:span text:style-name="T21">&lt;th colspan</text:span><text:span text:style-name="T5">=</text:span><text:span text:style-name="T20">"2"</text:span><text:span text:style-name="T21">&gt;&lt;/th&gt;</text:span></text:p>
      <text:p text:style-name="P36"><text:span text:style-name="T18">64:</text:span> <text:s text:c="15"/><text:span text:style-name="T21">&lt;th colspan</text:span><text:span text:style-name="T5">=</text:span><text:span text:style-name="T20">"4"</text:span><text:span text:style-name="T21">&gt;</text:span>where green=<text:span text:style-name="T21">&lt;/th&gt;</text:span></text:p>
      <text:p text:style-name="P36"><text:span text:style-name="T18">65:</text:span> <text:s text:c="11"/><text:span text:style-name="T21">&lt;/tr&gt;</text:span></text:p>
      <text:p text:style-name="P36"><text:span text:style-name="T18">66:</text:span> <text:s text:c="7"/><text:span text:style-name="T21">&lt;/table&gt;</text:span></text:p>
      <text:p text:style-name="P36"><text:span text:style-name="T18">67:</text:span> <text:s text:c="3"/><text:span text:style-name="T21">&lt;/html&gt;</text:span></text:p>
      <text:p text:style-name="P36"><text:span text:style-name="T18">68:</text:span> <text:s text:c="3"/></text:p>
      <text:p text:style-name="P36"><text:span text:style-name="T18">69:</text:span><text:span text:style-name="T28">%/html</text:span></text:p>
      <text:p text:style-name="P37">70:</text:p>
      <text:p text:style-name="P36"><text:span text:style-name="T18">71:</text:span> <text:s text:c="3"/><text:span text:style-name="T21">%output,preserve="false"</text:span></text:p>
      <text:p text:style-name="P36"><text:span text:style-name="T18">72:</text:span><text:span text:style-name="T21"> <text:s text:c="5"/></text:span></text:p>
      <text:p text:style-name="P36"><text:span text:style-name="T18">73:</text:span><text:span text:style-name="T21"> <text:s text:c="3"/>%/output</text:span></text:p>
      <text:p text:style-name="P41">74:</text:p>
      <text:p text:style-name="P41"/>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text:soft-page-break/>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4_alpha - <text:date style:data-style-name="N37" text:date-value="2008-06-25T17:48:22.95">06/25/08</text:date><text:tab/>MathRider For Newbies<text:tab/><text:page-number text:select-page="current">9</text:page-number>/<text:page-count>17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25T17:48:22</dc:date>
    <meta:editing-cycles>118</meta:editing-cycles>
    <meta:editing-duration>P4DT3H19M9S</meta:editing-duration>
    <meta:user-defined meta:name="Info 1"/>
    <meta:user-defined meta:name="Info 2"/>
    <meta:user-defined meta:name="Info 3"/>
    <meta:user-defined meta:name="Info 4"/>
    <meta:document-statistic meta:table-count="1" meta:image-count="7" meta:object-count="14" meta:page-count="172" meta:paragraph-count="3544" meta:word-count="37854" meta:character-count="22577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